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face style:name="ＭＳ ゴシック1"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1" fo:font-size="11pt" style:font-name-asian="ＭＳ ゴシック1"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1" fo:font-size="11pt" style:font-name-asian="ＭＳ ゴシック1"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1" fo:font-size="11pt" style:font-name-asian="ＭＳ ゴシック1" style:font-size-asian="11pt" style:font-size-complex="11pt"/>
    </style:style>
    <style:style style:name="ce5" style:family="table-cell" style:parent-style-name="Default">
      <style:text-properties style:font-name="ＭＳ ゴシック1" fo:font-size="11pt" style:font-name-asian="ＭＳ ゴシック1"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1" fo:font-size="11pt" fo:font-style="normal" fo:text-shadow="none" style:text-underline-style="none" fo:font-weight="normal" style:font-name-asian="ＭＳ ゴシック1"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37" style:family="table-cell" style:parent-style-name="Default">
      <style:table-cell-properties fo:background-color="#ff0000" fo:border="0.99pt solid #000000"/>
      <style:text-properties style:font-name="ＭＳ ゴシック1" fo:font-size="11pt" style:font-name-asian="ＭＳ ゴシック1"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1" fo:font-size="11pt" style:font-name-asian="ＭＳ ゴシック1"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41" style:family="table-cell" style:parent-style-name="Default">
      <style:table-cell-properties fo:border="0.99pt solid #000000"/>
      <style:text-properties style:font-name="ＭＳ ゴシック1" fo:font-size="11pt" style:font-name-asian="ＭＳ ゴシック1"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1" fo:font-size="11pt" style:font-name-asian="ＭＳ ゴシック1"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44" style:family="table-cell" style:parent-style-name="Default">
      <style:table-cell-properties fo:background-color="#99ccff" fo:border="0.99pt solid #000000"/>
      <style:text-properties style:font-name="ＭＳ ゴシック1" fo:font-size="11pt" style:font-name-asian="ＭＳ ゴシック1"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38" style:family="table-cell" style:parent-style-name="Default">
      <style:table-cell-properties fo:background-color="#99ff99" fo:border="0.99pt solid #000000"/>
      <style:text-properties style:font-name="ＭＳ ゴシック1" fo:font-size="11pt" style:font-name-asian="ＭＳ ゴシック1"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1" fo:font-size="11pt" fo:font-style="normal" fo:text-shadow="none" style:text-underline-style="none" fo:font-weight="normal" style:font-name-asian="ＭＳ ゴシック1"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66ff66" fo:border="0.99pt solid #000000"/>
      <style:text-properties style:font-name="ＭＳ ゴシック1" fo:font-size="11pt" style:font-name-asian="ＭＳ ゴシック1" style:font-size-asian="11pt" style:font-size-complex="11pt"/>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1" fo:font-size="11pt" fo:font-style="normal" fo:text-shadow="none" style:text-underline-style="none" fo:font-weight="normal" style:font-name-asian="ＭＳ ゴシック1"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1" fo:font-size="11pt" style:font-name-asian="ＭＳ ゴシック1"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63" style:family="table-cell" style:parent-style-name="Default">
      <style:table-cell-properties fo:background-color="#ffff99" fo:border="0.99pt solid #000000"/>
      <style:text-properties style:font-name="ＭＳ ゴシック1" fo:font-size="11pt" style:font-name-asian="ＭＳ ゴシック1"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133" style:family="table-cell" style:parent-style-name="Default" style:data-style-name="N0">
      <style:text-properties style:font-name="ＭＳ ゴシック1" fo:font-size="11pt" style:font-name-asian="ＭＳ ゴシック1"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face style:name="ＭＳ ゴシック1"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1:42:35.1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2:41:12.852000000</dc:date>
    <meta:editing-duration>PT2H16M59S</meta:editing-duration>
    <meta:editing-cycles>41</meta:editing-cycles>
    <meta:document-statistic meta:table-count="4" meta:cell-count="3380" meta:object-count="0"/>
  </office:meta>
</office:document-meta>
</file>